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Rafa" office:value-type="string" table:number-columns-spanned="3" table:number-rows-spanned="1" table:style-name="ce19">
            <text:p>Raf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Rafa" office:value-type="string" table:number-columns-spanned="3" table:number-rows-spanned="1" table:style-name="ce19">
            <text:p>Raf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office:string-value="A" office:value-type="string" table:content-validation-name="val2" table:style-name="ce60">
            <text:p>A</text:p>
          </table:table-cell>
          <table:table-cell office:string-value="A" office:value-type="string" table:content-validation-name="val2" table:style-name="ce61">
            <text:p>A</text:p>
          </table:table-cell>
          <table:table-cell office:string-value="A" office:value-type="string" table:content-validation-name="val2" table:style-name="ce62">
            <text:p>A</text:p>
          </table:table-cell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office:string-value="B" office:value-type="string" table:content-validation-name="val2" table:style-name="ce60">
            <text:p>B</text:p>
          </table:table-cell>
          <table:table-cell office:string-value="B" office:value-type="string" table:content-validation-name="val2" table:style-name="ce61">
            <text:p>B</text:p>
          </table:table-cell>
          <table:table-cell office:string-value="B" office:value-type="string" table:content-validation-name="val2" table:style-name="ce62">
            <text:p>B</text:p>
          </table:table-cell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office:string-value="B" office:value-type="string" table:content-validation-name="val2" table:style-name="ce60">
            <text:p>B</text:p>
          </table:table-cell>
          <table:table-cell office:string-value="C" office:value-type="string" table:content-validation-name="val2" table:style-name="ce61">
            <text:p>C</text:p>
          </table:table-cell>
          <table:table-cell office:string-value="C" office:value-type="string" table:content-validation-name="val2" table:style-name="ce62">
            <text:p>C</text:p>
          </table:table-cell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